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bullet text:level="1" text:style-name="WW_CharLFO2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Liberation Serif"/>
      </text:list-level-style-bullet>
      <text:list-level-style-bullet text:level="2" text:style-name="WW_CharLFO2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2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2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2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2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2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2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2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fo:font-size="26pt" style:font-size-asian="26pt" style:font-size-complex="26pt"/>
    </style:style>
    <style:style style:name="P3" style:parent-style-name="Standard" style:family="paragraph">
      <style:paragraph-properties fo:text-align="end"/>
      <style:text-properties fo:font-style="italic" style:font-style-asian="italic"/>
    </style:style>
    <style:style style:name="P4" style:parent-style-name="Standard" style:family="paragraph">
      <style:text-properties fo:font-weight="bold" style:font-weight-asian="bold" fo:font-size="22pt" style:font-size-asian="22pt" style:font-size-complex="22pt"/>
    </style:style>
    <style:style style:name="P5" style:parent-style-name="Standard" style:family="paragraph">
      <style:text-properties fo:font-size="22pt" style:font-size-asian="22pt" style:font-size-complex="22pt"/>
    </style:style>
    <style:style style:name="P6" style:parent-style-name="Standard" style:family="paragraph">
      <style:text-properties fo:font-size="22pt" style:font-size-asian="22pt" style:font-size-complex="22pt"/>
    </style:style>
    <style:style style:name="P7" style:parent-style-name="Standard" style:family="paragraph">
      <style:text-properties fo:font-size="18pt" style:font-size-asian="18pt" style:font-size-complex="18pt"/>
    </style:style>
    <style:style style:name="P8" style:parent-style-name="Standard" style:family="paragraph">
      <style:paragraph-properties fo:margin-left="0.7395in">
        <style:tab-stops/>
      </style:paragraph-properties>
    </style:style>
    <style:style style:name="P9" style:parent-style-name="Standard" style:family="paragraph">
      <style:text-properties fo:font-size="18pt" style:font-size-asian="18pt" style:font-size-complex="18pt"/>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T15" style:parent-style-name="Fuentedepárrafopredeter." style:family="text">
      <style:text-properties fo:font-weight="bold" style:font-weight-asian="bold"/>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text-properties fo:font-size="18pt" style:font-size-asian="18pt" style:font-size-complex="18pt"/>
    </style:style>
    <style:style style:name="P21"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2"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3"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4"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5"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6"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7"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8" style:parent-style-name="Párrafodelista"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s" style:country-asian="ES"/>
    </style:style>
    <style:style style:name="P29" style:parent-style-name="Standard" style:family="paragraph"/>
    <style:style style:name="T30" style:parent-style-name="Fuentedepárrafopredeter." style:family="text">
      <style:text-properties style:font-name="Times New Roman" style:font-name-asian="Times New Roman" style:font-name-complex="Times New Roman" style:language-asian="es" style:country-asian="ES"/>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22pt" style:font-size-asian="22pt" style:font-size-complex="22pt"/>
    </style:style>
    <style:style style:name="P35" style:parent-style-name="Standard" style:family="paragraph">
      <style:text-properties fo:font-size="22pt" style:font-size-asian="22pt" style:font-size-complex="22pt"/>
    </style:style>
    <style:style style:name="P36" style:parent-style-name="Standard" style:family="paragraph">
      <style:text-properties fo:font-size="22pt" style:font-size-asian="22pt" style:font-size-complex="22pt"/>
    </style:style>
    <style:style style:name="P37" style:parent-style-name="Standard" style:family="paragraph">
      <style:text-properties fo:font-size="18pt" style:font-size-asian="18pt" style:font-size-complex="18pt"/>
    </style:style>
    <style:style style:name="P38" style:parent-style-name="Standard" style:family="paragraph">
      <style:paragraph-properties>
        <style:tab-stops>
          <style:tab-stop style:type="left" style:position="-0.4972in"/>
          <style:tab-stop style:type="left" style:position="-0.1027in"/>
        </style:tab-stops>
      </style:paragraph-properties>
      <style:text-properties fo:font-size="18pt" style:font-size-asian="18pt" style:font-size-complex="18pt"/>
    </style:style>
    <style:style style:name="P39" style:parent-style-name="Standard" style:family="paragraph">
      <style:paragraph-properties>
        <style:tab-stops>
          <style:tab-stop style:type="left" style:position="0.4923in"/>
          <style:tab-stop style:type="left" style:position="0.8868in"/>
        </style:tab-stops>
      </style:paragraph-properties>
    </style:style>
  </office:automatic-styles>
  <office:body>
    <office:text text:use-soft-page-breaks="true">
      <text:p text:style-name="P1"><text:span text:style-name="T2">MEMORIA DE LA PRÁCTICA 3</text:span></text:p>
      <text:p text:style-name="P3">José Ignacio Gómez García, Óscar Gómez Borzdynski</text:p>
      <text:p text:style-name="P4"/>
      <text:p text:style-name="P5">IMPLEMENTACIÓN</text:p>
      <text:p text:style-name="P6"/>
      <text:list text:style-name="LFO1" text:continue-numbering="true">
        <text:list-item>
          <text:p text:style-name="P7">TYPES</text:p>
        </text:list-item>
      </text:list>
      <text:p text:style-name="P8"/>
      <text:p text:style-name="Standard">A la hora de añadir los tipos solicitados, hemos recurrido al código ya implementado, modificando adecuadamente las funciones para trabajar con los distintos tipos de datos (LNG y DBL).</text:p>
      <text:p text:style-name="Standard">Para ello hemos utilizado los tipos long y double de C junto con las funciones de las bibliotecas estándar.</text:p>
      <text:p text:style-name="Standard"/>
      <text:list text:style-name="LFO1" text:continue-numbering="true">
        <text:list-item>
          <text:p text:style-name="P9">RECORD</text:p>
        </text:list-item>
      </text:list>
      <text:p text:style-name="Standard">En la estructura incluimos tres elementos: un<text:s/><text:span text:style-name="T10">void**<text:s/></text:span><text:span text:style-name="T11">values</text:span>, donde guardamos el valor de cada campo, un<text:s/><text:span text:style-name="T12">int</text:span><text:s/><text:span text:style-name="T13">ncols</text:span><text:s/>para guardar el número de columnas, y un<text:s/><text:span text:style-name="T14">long</text:span><text:s/><text:span text:style-name="T15">next</text:span>, que se corresponde con el registro siguiente.</text:p>
      <text:p text:style-name="Standard"><text:tab/>FUNCIONES:</text:p>
      <text:list text:style-name="LFO2" text:continue-numbering="true">
        <text:list-item>
          <text:p text:style-name="P16">record_create() : reserva memoria para una estructura de tipo record_t e inicializa sus campos.</text:p>
        </text:list-item>
        <text:list-item>
          <text:p text:style-name="P17">record_get(): devuelve el valor que se encuentra en la posición especificada en el argumento</text:p>
        </text:list-item>
        <text:list-item>
          <text:p text:style-name="P18">record_next(): devuelve el siguiente registro</text:p>
        </text:list-item>
        <text:list-item>
          <text:p text:style-name="P19">record_free(): libera el record</text:p>
        </text:list-item>
      </text:list>
      <text:p text:style-name="Standard"/>
      <text:p text:style-name="Standard"/>
      <text:list text:style-name="LFO1" text:continue-numbering="true">
        <text:list-item>
          <text:p text:style-name="P20">TABLE</text:p>
        </text:list-item>
      </text:list>
      <text:p text:style-name="Standard">En la estructura incluimos cinco elementos: un int ncols para el número de columnas, un type_t* types donde se almacena el tipo de dato, un FILE* file para almacenar el fichero de la tabla, y dos elementos de tipo long, para guardar la primera y la última posición.</text:p>
      <text:p text:style-name="Standard"><text:tab/>FUNCIONES:</text:p>
      <text:list text:style-name="LFO2" text:continue-numbering="true">
        <text:list-item>
          <text:p text:style-name="P21">table_create: abre la ruta pasada como argumento e inserta en él la cabecera de la tabla.</text:p>
        </text:list-item>
        <text:list-item>
          <text:p text:style-name="P22">table_open:<text:s/>reserva memoria<text:s/>para la estructura<text:s/>y guarda en ella los datos que lee del fichero file.</text:p>
        </text:list-item>
        <text:list-item>
          <text:p text:style-name="P23">table_close:<text:s/>libera todos los campos de la tabla pasada por argumento.</text:p>
        </text:list-item>
        <text:list-item>
          <text:p text:style-name="P24">table_ncols: devuelve el número de columnas<text:s/>de la tabla.</text:p>
        </text:list-item>
        <text:list-item>
          <text:p text:style-name="P25">table_types: devuelve<text:s/>los tipos de las columnas de la tabla.</text:p>
        </text:list-item>
        <text:list-item>
          <text:p text:style-name="P26">table_first_pos: devuelve la<text:s/>posición donde se encuentra el primer registro.</text:p>
        </text:list-item>
        <text:list-item>
          <text:p text:style-name="P27">table_last_pos: devuelve la última posición de escritura.</text:p>
        </text:list-item>
        <text:list-item>
          <text:p text:style-name="P28">table_read_record:<text:s/>reserva memoria para los datos de un registro de la tabla, lee el registro que se encuentra en la posición pos<text:s/>y crea un<text:s/>nuevo registro<text:s/>con los valores leídos.</text:p>
        </text:list-item>
        <text:list-item>
          <text:p text:style-name="P29"><text:span text:style-name="T30">table_insert_record: escribe en la última posición de la tabla los valores pasados como argumento. Es importante actualizar la nueva posición para evitar problemas con la información del fichero.</text:span></text:p>
        </text:list-item>
      </text:list>
      <text:p text:style-name="Standard"/>
      <text:p text:style-name="Standard"/>
      <text:p text:style-name="Standard"/>
      <text:p text:style-name="Standard"/>
      <text:p text:style-name="Standard">Para probar record y table hemos recurrido al bank.bash proporcionado y, tras solucionar varios errores que generaban algunas violacions de segmento, y pérdidas de memoria causadas por un mal control de argumentos, conseguimos una versión funcional de ambas estructuras.</text:p>
      <text:p text:style-name="Standard"/>
      <text:p text:style-name="Standard"><text:tab/></text:p>
      <text:p text:style-name="Standard"><text:tab/></text:p>
      <text:list text:style-name="LFO1" text:continue-numbering="true">
        <text:list-item>
          <text:p text:style-name="P31">OPERACIONES</text:p>
        </text:list-item>
      </text:list>
      <text:p text:style-name="P32"/>
      <text:p text:style-name="Standard">Para la implementación de las operaciones nos hemos basado en las ya creadas, por lo que lo que más problemas nos ha causado ha sido la elección de los elementos de la estructura, ya que las funciones trabajan de manera similar en las diferentes operaciones.</text:p>
      <text:p text:style-name="P33"/>
      <text:p text:style-name="Standard">COUNT:</text:p>
      <text:p text:style-name="Standard"><text:tab/>En la estructura del COUNT hemos incluido un operation_t* suboperation para almacenar la suboperación a realizar, y un int count que será un contador donde se almacene el número de resultados que devuelve la suboperación.</text:p>
      <text:p text:style-name="Standard"/>
      <text:p text:style-name="Standard">UNION:</text:p>
      <text:p text:style-name="Standard"><text:tab/>En la estructura de UNION hemos incluido dos suboperation, que son las operaciones cuyos resultados queremos combinar, y de nuevo un int count como contador.</text:p>
      <text:p text:style-name="Standard"/>
      <text:p text:style-name="Standard">LIMIT:</text:p>
      <text:p text:style-name="Standard"><text:tab/>En este<text:s/>caso hemos incluido un int limit, que marca el límite hasta el que queremos llegar, y un int count que actuará como contador para saber cuándo alcanzamos ese límite, y de nuevo un suboperation.</text:p>
      <text:p text:style-name="Standard"/>
      <text:p text:style-name="Standard">OFFSET:</text:p>
      <text:p text:style-name="Standard"><text:tab/>La operación OFFSET va a ser muy similar a la de limit (de hecho, es opuesta), por lo que la implementación de ambas operaciones va a ser muy similar, y de hecho ambas estructuras serán la misma (cambiando el int limit por un int offset). La principal diferencia entre OFFSET y LIMIT es que en OFFSET realizamos un bucle de suboperaciones en operation_offset_next() que llama &lt;offset&gt; veces a la suboperación para empezar a imprimir a partir de la &lt;offset&gt; fil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BASE DE DATOS Y PRUEBA DE CONSULTAS</text:p>
      <text:p text:style-name="P35"/>
      <text:p text:style-name="Standard">Hemos modificado bank.bash a librería.bash, cambiando el nombre de la base de datos y los comandos utilizados.</text:p>
      <text:p text:style-name="P36"><text:tab/></text:p>
      <text:list text:style-name="LFO5" text:continue-numbering="true">
        <text:list-item>
          <text:p text:style-name="P37">CREACIÓN DE LA BASE DE DATOS</text:p>
        </text:list-item>
      </text:list>
      <text:p text:style-name="Standard">Antes de comenzar, borramos la base de datos que pudiese existir previamente. Posteriormente, procedemos a la creación de la base de datos, con los siguientes comandos:</text:p>
      <text:p text:style-name="Standard"><text:tab/>$COMMAND createdb librería_db</text:p>
      <text:p text:style-name="Standard">A continuación creamos las tablas:</text:p>
      <text:p text:style-name="Standard"><text:tab/>$COMMAND define librería_db &lt;&lt; EOF</text:p>
      <text:p text:style-name="Standard"><text:tab/>TABLE <text:s/>usuarios 4 STR STR STR STR</text:p>
      <text:p text:style-name="Standard"><text:tab/>TABLE ventas 4 STR STR STR STR</text:p>
      <text:p text:style-name="Standard"><text:tab/>TABLE isbns_precios 2 STR DBL</text:p>
      <text:p text:style-name="Standard"><text:tab/>TABLE libros 8 STR STR STR STR STR STR STR STR</text:p>
      <text:p text:style-name="Standard"><text:tab/>EOF</text:p>
      <text:p text:style-name="Standard"/>
      <text:p text:style-name="Standard">Llenamos la base de datos con los datos que tenemos:</text:p>
      <text:p text:style-name="Standard"><text:tab/>$COMMAND insert librería_db &lt;&lt; EOF</text:p>
      <text:p text:style-name="Standard"><text:tab/>COPY usuarios ./example_files/usuarios.txt</text:p>
      <text:p text:style-name="Standard"><text:tab/>COPY ventas ./example_files/ventas.txt</text:p>
      <text:p text:style-name="Standard"><text:tab/>COPY isbns_precios ./example_files/isbns_precios.txt</text:p>
      <text:p text:style-name="Standard"><text:tab/>COPY libros ./example_files/LIBROS_FINAL.txt</text:p>
      <text:p text:style-name="Standard"><text:tab/>EOF</text:p>
      <text:p text:style-name="Standard"><text:tab/></text:p>
      <text:list text:style-name="LFO5" text:continue-numbering="true">
        <text:list-item>
          <text:p text:style-name="P38">EJECUCIÓN DE LAS CONSULTAS</text:p>
        </text:list-item>
      </text:list>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fo:widows="2" fo:orphans="2" style:vertical-align="auto">
        <style:tab-stops>
          <style:tab-stop style:type="center" style:position="2.9527in"/>
          <style:tab-stop style:type="right" style:position="5.9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EncabezadoCar" style:display-name="Encabezado Car" style:family="text" style:parent-style-name="Fuentedepárrafopredeter.">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Liberation Serif"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size="22pt" style:font-size-asian="22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bullet text:level="1" text:style-name="WW_CharLFO2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Liberation Serif"/>
      </text:list-level-style-bullet>
      <text:list-level-style-bullet text:level="2" text:style-name="WW_CharLFO2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2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2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2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2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2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2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2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scar Borzdynski</meta:initial-creator>
    <dc:creator>Nacho Gómez García</dc:creator>
    <meta:creation-date>2016-10-26T17:47:00Z</meta:creation-date>
    <dc:date>2016-12-14T18:09:00Z</dc:date>
    <meta:template xlink:href="Normal" xlink:type="simple"/>
    <meta:editing-cycles>9</meta:editing-cycles>
    <meta:editing-duration>PT11280S</meta:editing-duration>
    <meta:document-statistic meta:page-count="1" meta:paragraph-count="9" meta:word-count="711" meta:character-count="4618" meta:row-count="32" meta:non-whitespace-character-count="3916"/>
  </office:meta>
</office:document-meta>
</file>